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5ee" officeooo:paragraph-rsid="0003d5ee"/>
    </style:style>
    <style:style style:name="P2" style:family="paragraph" style:parent-style-name="Standard">
      <style:text-properties officeooo:rsid="0003d5ee" officeooo:paragraph-rsid="0003d5ee"/>
    </style:style>
    <style:style style:name="P3" style:family="paragraph" style:parent-style-name="Standard">
      <style:text-properties officeooo:rsid="0005f852" officeooo:paragraph-rsid="0005f852"/>
    </style:style>
    <style:style style:name="P4" style:family="paragraph" style:parent-style-name="Standard">
      <style:text-properties officeooo:rsid="0006d5f6" officeooo:paragraph-rsid="0006d5f6"/>
    </style:style>
    <style:style style:name="P5" style:family="paragraph" style:parent-style-name="Standard">
      <style:text-properties officeooo:rsid="0006d5f6" officeooo:paragraph-rsid="0008c627"/>
    </style:style>
    <style:style style:name="T1" style:family="text">
      <style:text-properties officeooo:rsid="0008c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actica 3.3</text:p>
      <text:p text:style-name="P1"/>
      <text:p text:style-name="P1"/>
      <text:p text:style-name="P1">Recerca lineal per a 1000=1ms</text:p>
      <text:p text:style-name="P1">Recerca lineal per a 10000=2ms</text:p>
      <text:p text:style-name="P1">Recerca lineal per a 100000=2ms</text:p>
      <text:p text:style-name="P1">Recerca lineal per a 1000000=3ms</text:p>
      <text:p text:style-name="P1"/>
      <text:p text:style-name="P1"/>
      <text:p text:style-name="P3">Recerca binaria per a 1000= 0ms</text:p>
      <text:p text:style-name="P3">Rercerca binaria per a 10000= 1ms</text:p>
      <text:p text:style-name="P3">Recerca binaria per a 100000=1ms</text:p>
      <text:p text:style-name="P3">Recerca binaria per a 10000000=1ms</text:p>
      <text:p text:style-name="P3"/>
      <text:p text:style-name="P3">El metode de recerca binaria es mes efectiu i rapid per a cualquier busqueda.</text:p>
      <text:p text:style-name="P3"/>
      <text:p text:style-name="P4">Algoritme d’insercio directas per a 1000= </text:p>
      <text:p text:style-name="P5">Algoritme d’insercio directas per a 1000<text:span text:style-name="T1">0</text:span>=</text:p>
      <text:p text:style-name="P5">Algoritme d’insercio directas per a 1000<text:span text:style-name="T1">0</text:span>=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37:57.445745950</meta:creation-date>
    <dc:date>2021-11-16T18:12:02.075680061</dc:date>
    <meta:editing-duration>PT46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6" meta:character-count="467" meta:non-whitespace-character-count="403"/>
  </office:meta>
</office:document-meta>
</file>